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Index_20_Heading">
      <style:paragraph-properties fo:break-before="page"/>
    </style:style>
    <style:style style:name="P5" style:family="paragraph" style:parent-style-name="Index_20_1">
      <style:paragraph-properties>
        <style:tab-stops>
          <style:tab-stop style:position="17cm" style:type="right" style:leader-style="dotted" style:leader-text="."/>
        </style:tab-stops>
      </style:paragraph-properties>
    </style:style>
    <style:style style:name="P6" style:family="paragraph" style:parent-style-name="Heading_20_1" style:list-style-name=""/>
    <style:style style:name="P7" style:family="paragraph" style:parent-style-name="Heading_20_1">
      <style:paragraph-properties fo:break-before="page"/>
    </style:style>
    <style:style style:name="P8" style:family="paragraph" style:parent-style-name="Heading_20_2">
      <style:text-properties officeooo:paragraph-rsid="001537f8"/>
    </style:style>
    <style:style style:name="T1" style:family="text">
      <style:text-properties officeooo:rsid="00160e04"/>
    </style:style>
    <style:style style:name="T2" style:family="text">
      <style:text-properties fo:language="zxx" fo:country="none" style:language-asian="zxx" style:country-asian="none" style:language-complex="zxx" style:country-complex="non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 de contenidos</text:p>
          </text:index-title>
          <text:p text:style-name="P1"><text:a xlink:type="simple" xlink:href="#__RefHeading___Toc255_2512491639" text:style-name="Index_20_Link" text:visited-style-name="Index_20_Link">1 Titulo más texto<text:tab/>2</text:a></text:p>
          <text:p text:style-name="P2"><text:a xlink:type="simple" xlink:href="#__RefHeading___Toc257_2512491639" text:style-name="Index_20_Link" text:visited-style-name="Index_20_Link">1.A Subtítulo<text:tab/>2</text:a></text:p>
          <text:p text:style-name="P2"><text:a xlink:type="simple" xlink:href="#__RefHeading___Toc259_2512491639" text:style-name="Index_20_Link" text:visited-style-name="Index_20_Link">1.B Subtítulo<text:tab/>2</text:a></text:p>
          <text:p text:style-name="P1"><text:a xlink:type="simple" xlink:href="#__RefHeading___Toc261_2512491639" text:style-name="Index_20_Link" text:visited-style-name="Index_20_Link">2 Titulo<text:tab/>2</text:a></text:p>
          <text:p text:style-name="P2"><text:a xlink:type="simple" xlink:href="#__RefHeading___Toc263_2512491639" text:style-name="Index_20_Link" text:visited-style-name="Index_20_Link">2.A Subtítulo<text:tab/>2</text:a></text:p>
          <text:p text:style-name="P2"><text:a xlink:type="simple" xlink:href="#__RefHeading___Toc265_2512491639" text:style-name="Index_20_Link" text:visited-style-name="Index_20_Link">2.B Subtítulo<text:tab/>3</text:a></text:p>
          <text:p text:style-name="P2"><text:a xlink:type="simple" xlink:href="#__RefHeading___Toc267_2512491639" text:style-name="Index_20_Link" text:visited-style-name="Index_20_Link">2.C Subtítulo<text:tab/>3</text:a></text:p>
          <text:p text:style-name="P1"><text:a xlink:type="simple" xlink:href="#__RefHeading___Toc269_2512491639" text:style-name="Index_20_Link" text:visited-style-name="Index_20_Link">3 Titulo<text:tab/>3</text:a></text:p>
          <text:p text:style-name="P2"><text:a xlink:type="simple" xlink:href="#__RefHeading___Toc271_2512491639" text:style-name="Index_20_Link" text:visited-style-name="Index_20_Link">3.A Subtítulo<text:tab/>3</text:a></text:p>
          <text:p text:style-name="P2"><text:a xlink:type="simple" xlink:href="#__RefHeading___Toc273_2512491639" text:style-name="Index_20_Link" text:visited-style-name="Index_20_Link">3.B Subtítulo<text:tab/>4</text:a></text:p>
          <text:p text:style-name="P3"><text:a xlink:type="simple" xlink:href="#__RefHeading___Toc275_2512491639" text:style-name="Index_20_Link" text:visited-style-name="Index_20_Link">3.B.1 Subtítulo<text:tab/>4</text:a></text:p>
          <text:p text:style-name="P1"><text:a xlink:type="simple" xlink:href="#__RefHeading___Toc277_2512491639" text:style-name="Index_20_Link" text:visited-style-name="Index_20_Link">4 Titulo<text:tab/>4</text:a></text:p>
          <text:p text:style-name="P2"><text:a xlink:type="simple" xlink:href="#__RefHeading___Toc279_2512491639" text:style-name="Index_20_Link" text:visited-style-name="Index_20_Link">4.A Subtítulo<text:tab/>4</text:a></text:p>
          <text:p text:style-name="P2"><text:a xlink:type="simple" xlink:href="#__RefHeading___Toc281_2512491639" text:style-name="Index_20_Link" text:visited-style-name="Index_20_Link">4.B Subtítulo<text:tab/>4</text:a></text:p>
          <text:p text:style-name="P2"><text:a xlink:type="simple" xlink:href="#__RefHeading___Toc405_2512491639" text:style-name="Index_20_Link" text:visited-style-name="Index_20_Link">4.C Subtítulo<text:tab/>4</text:a></text:p>
          <text:p text:style-name="P2"><text:a xlink:type="simple" xlink:href="#__RefHeading___Toc283_2512491639" text:style-name="Index_20_Link" text:visited-style-name="Index_20_Link">4.D Subtítulo<text:tab/>5</text:a></text:p>
          <text:p text:style-name="P1"><text:a xlink:type="simple" xlink:href="#__RefHeading___Toc285_2512491639" text:style-name="Index_20_Link" text:visited-style-name="Index_20_Link">5 Titulo<text:tab/>5</text:a></text:p>
          <text:p text:style-name="P2"><text:a xlink:type="simple" xlink:href="#__RefHeading___Toc287_2512491639" text:style-name="Index_20_Link" text:visited-style-name="Index_20_Link">5.A Subtítulo<text:tab/>5</text:a></text:p>
          <text:p text:style-name="P2"><text:a xlink:type="simple" xlink:href="#__RefHeading___Toc289_2512491639" text:style-name="Index_20_Link" text:visited-style-name="Index_20_Link">5.B Subtítulo<text:tab/>5</text:a></text:p>
          <text:p text:style-name="P1"><text:a xlink:type="simple" xlink:href="#__RefHeading___Toc291_2512491639" text:style-name="Index_20_Link" text:visited-style-name="Index_20_Link">6 Titulo<text:tab/>6</text:a></text:p>
          <text:p text:style-name="P2"><text:a xlink:type="simple" xlink:href="#__RefHeading___Toc293_2512491639" text:style-name="Index_20_Link" text:visited-style-name="Index_20_Link">6.A Subtítulo<text:tab/>6</text:a></text:p>
          <text:p text:style-name="P2"><text:a xlink:type="simple" xlink:href="#__RefHeading___Toc295_2512491639" text:style-name="Index_20_Link" text:visited-style-name="Index_20_Link">6.B Subtítulo<text:tab/>6</text:a></text:p>
          <text:p text:style-name="P2"><text:a xlink:type="simple" xlink:href="#__RefHeading___Toc297_2512491639" text:style-name="Index_20_Link" text:visited-style-name="Index_20_Link">6.C Subtítulo<text:tab/>6</text:a></text:p>
          <text:p text:style-name="P2"><text:a xlink:type="simple" xlink:href="#__RefHeading___Toc299_2512491639" text:style-name="Index_20_Link" text:visited-style-name="Index_20_Link">6.D Subtítulo<text:tab/>7</text:a></text:p>
        </text:index-body>
      </text:table-of-content>
      <text:h text:style-name="P6" text:outline-level="1"/>
      <text:h text:style-name="P7" text:outline-level="1"><text:bookmark-start text:name="__RefHeading___Toc255_2512491639"/>Titulo <text:span text:style-name="T1">más texto</text:span><text:bookmark-end text:name="__RefHeading___Toc255_2512491639"/></text:h>
      <text:h text:style-name="P8" text:outline-level="2"><text:bookmark-start text:name="__RefHeading___Toc257_2512491639"/>Subtítulo<text:bookmark-end text:name="__RefHeading___Toc257_2512491639"/></text:h>
      <text:p text:style-name="Standard">Lorem ipsum dolor sit amet, consectetur adipisicing elit. Fuga odit illo, nulla, fugiat quae quia culpa corrupti quo voluptatum assumenda sint. Quo quisquam voluptatibus alias optio, similique sit eaque sapiente quam maxime obcaecati <text:alphabetical-index-mark-start text:id="IMark2760094192360"/>deleniti<text:alphabetical-index-mark-end text:id="IMark2760094192360"/> commodi dignissimos culpa. Voluptates, recusandae officia architecto beatae <text:span text:style-name="T2">placeat</text:span> debitis neque fuga ex? Ut, velit optio?</text:p>
      <text:p text:style-name="Standard">Debitis, eum officiis fugit at consectetur quas libero nihil veniam <text:alphabetical-index-mark-start text:id="IMark2760094192360"/>deleniti<text:alphabetical-index-mark-end text:id="IMark2760094192360"/> illum, recusandae provident natus! <text:alphabetical-index-mark-start text:id="IMark2760094194568"/>Dolores<text:alphabetical-index-mark-end text:id="IMark2760094194568"/> voluptatum voluptatem, itaque qui! Autem nobis quod quis ullam, excepturi dolores impedit iste illum harum id sint ratione reiciendis ducimus fugiat voluptate recusandae delectus officiis soluta fugit ipsum nulla reprehenderit laborum. Doloribus, molestiae, natus!</text:p>
      <text:p text:style-name="Standard">Illum, explicabo! Nobis reiciendis necessitatibus laboriosam porro odit dolore, mollitia, doloribus dolor pariatur odio totam, in quidem exercitationem consequatur? Voluptatum nam optio ab earum eligendi blanditiis odio soluta odit placeat. Animi dignissimos est corporis reprehenderit quasi recusandae iure veritatis modi consequatur, nesciunt delectus sed, quod similique commodi provident maiores earum?</text:p>
      <text:p text:style-name="Standard">Vel accusantium natus temporibus sapiente ipsum nulla, molestiae molestias at, eaque esse fuga, amet quas beatae iste quos earum a eius quis. Deleniti incidunt asperiores repellendus maxime provident dicta ab exercitationem. Quibusdam id magnam pariatur iure voluptates, est minima consectetur quos veritatis error ratione ut omnis. Debitis incidunt architecto, corporis.</text:p>
      <text:h text:style-name="P8" text:outline-level="2"><text:bookmark-start text:name="__RefHeading___Toc259_2512491639"/>Subtítulo<text:bookmark-end text:name="__RefHeading___Toc259_2512491639"/></text:h>
      <text:p text:style-name="Standard">Ea sed mollitia pariatur maiores sunt dicta suscipit! Natus, dolor, officiis? Quia unde harum praesentium obcaecati sit deserunt <text:alphabetical-index-mark-start text:id="IMark2760094195432"/>deleniti<text:alphabetical-index-mark-end text:id="IMark2760094195432"/>, quidem recusandae vero <text:alphabetical-index-mark-start text:id="IMark2760094193032"/>magni<text:alphabetical-index-mark-end text:id="IMark2760094193032"/> sed necessitatibus dolore soluta quos eveniet. Sequi quibusdam commodi debitis nesciunt corporis sapiente, numquam voluptates, beatae optio, <text:alphabetical-index-mark-start text:id="IMark2760094194280"/>magni<text:alphabetical-index-mark-end text:id="IMark2760094194280"/> quae assumenda earum, amet! Sapiente saepe laborum dolorem in.</text:p>
      <text:p text:style-name="Standard">Eveniet dolorum tempora nostrum, saepe, sed nulla. Tenetur, iste, error perspiciatis possimus ipsum cumque! <text:alphabetical-index-mark-start text:id="IMark2760094195240"/><text:alphabetical-index-mark-start text:id="IMark2760094194568"/>Fugiat<text:alphabetical-index-mark-end text:id="IMark2760094194568"/><text:alphabetical-index-mark-end text:id="IMark2760094195240"/> eveniet ipsam debitis praesentium consequatur sint nam, explicabo iste sequi, repellat assumenda, quos voluptate? Neque amet sed, nostrum dolorum quia facere ducimus, voluptates quaerat nam quod nesciunt atque facilis! Accusamus in tenetur quos doloribus sapiente.</text:p>
      <text:p text:style-name="Standard">Ratione dolore eos ullam esse repellendus maiores illum ad distinctio eveniet explicabo. Nisi officia explicabo voluptas iusto, quis architecto expedita sunt rem facere ad dolorem quidem alias omnis accusantium voluptate? Nesciunt unde ducimus voluptatibus. Commodi molestiae voluptatem, quo iste tempora mollitia fugiat, quaerat facere ullam minus <text:alphabetical-index-mark-start text:id="IMark2760094193128"/>deleniti<text:alphabetical-index-mark-end text:id="IMark2760094193128"/> recusandae, officiis expedita.</text:p>
      <text:p text:style-name="Standard">Excepturi, deserunt. Perspiciatis distinctio ratione aperiam, culpa vel aliquid iusto sint sequi impedit! Nostrum voluptates soluta rem dolor, amet itaque culpa vel animi quidem nobis corrupti necessitatibus natus ab aliquid, odit sint minima repellat hic laborum voluptate ullam. Vitae eaque suscipit itaque perspiciatis! Doloremque modi ex ratione in, quibusdam molestiae.</text:p>
      <text:h text:style-name="Heading_20_1" text:outline-level="1"><text:bookmark-start text:name="__RefHeading___Toc261_2512491639"/>Titulo<text:bookmark-end text:name="__RefHeading___Toc261_2512491639"/></text:h>
      <text:h text:style-name="P8" text:outline-level="2"><text:bookmark-start text:name="__RefHeading___Toc263_2512491639"/>Subtítulo<text:bookmark-end text:name="__RefHeading___Toc263_2512491639"/></text:h>
      <text:p text:style-name="Standard">Sapiente aliquid quod, expedita voluptate, fuga, architecto tempore illum nulla qui quia porro modi hic est dolorem temporibus! <text:alphabetical-index-mark-start text:id="IMark2760094193704"/><text:alphabetical-index-mark-start text:id="IMark2760094195528"/>Quisquam<text:alphabetical-index-mark-end text:id="IMark2760094195528"/><text:alphabetical-index-mark-end text:id="IMark2760094193704"/> excepturi ad dignissimos doloremque laborum possimus placeat nihil magnam beatae sequi, aliquid maxime veritatis recusandae accusantium. Molestiae beatae eius quam quis vel unde, omnis, maxime, fugit velit accusamus <text:alphabetical-index-mark-start text:id="IMark2760094191208"/>magni<text:alphabetical-index-mark-end text:id="IMark2760094191208"/> vitae provident.</text:p>
      <text:p text:style-name="Standard"><text:soft-page-break/>Mollitia dolor delectus sapiente provident tempora nesciunt, voluptate laudantium rerum non, quas illo. Temporibus voluptas hic ex nostrum delectus maxime facilis, <text:alphabetical-index-mark-start text:id="IMark2760094196776"/>magni<text:alphabetical-index-mark-end text:id="IMark2760094196776"/>, inventore ad saepe deserunt tempora veritatis debitis, nesciunt, modi asperiores nihil vitae. Quos quam nam nobis. Veritatis alias quos dolore, ratione reprehenderit commodi tempora ad aliquam voluptatibus, iusto?</text:p>
      <text:h text:style-name="P8" text:outline-level="2"><text:bookmark-start text:name="__RefHeading___Toc265_2512491639"/>Subtítulo<text:bookmark-end text:name="__RefHeading___Toc265_2512491639"/></text:h>
      <text:p text:style-name="Standard">Ea quidem consequuntur ex sunt illo ipsa, eveniet consequatur quaerat hic aspernatur temporibus ipsum libero ullam? Hic <text:alphabetical-index-mark-start text:id="IMark2760094195432"/>magni<text:alphabetical-index-mark-end text:id="IMark2760094195432"/> iste aut? Voluptas id dolore adipisci ut praesentium delectus laborum provident, nulla hic quisquam aliquam iusto ea. Quasi saepe, at veritatis quo corrupti facilis dolorem, pariatur provident quam unde illo blanditiis tenetur?</text:p>
      <text:p text:style-name="Standard">Est maiores aut porro tempore molestiae iste id dolorum pariatur, similique saepe repellendus. Fuga natus voluptates ullam, libero illo, recusandae labore cumque distinctio itaque similique assumenda corrupti odio obcaecati blanditiis quia omnis. Consectetur, sapiente aliquid rem alias id laboriosam eos quaerat, tenetur, nisi reprehenderit eligendi eaque, qui iste similique. Laboriosam.</text:p>
      <text:p text:style-name="Standard">Quam, itaque nulla nesciunt ullam <text:alphabetical-index-mark-start text:id="IMark2760094193608"/>magni<text:alphabetical-index-mark-end text:id="IMark2760094193608"/> ut sit illum suscipit! Est fugit ratione, nihil tenetur et nulla ullam dolorem expedita unde recusandae mollitia aliquid. Autem, quasi, commodi. Asperiores non doloribus labore officiis perferendis, impedit sed saepe possimus, vero amet dolore ad rem sint provident exercitationem facilis! Sapiente sunt nostrum nisi?</text:p>
      <text:p text:style-name="Standard">Corrupti molestiae quae asperiores laboriosam placeat nam sed tenetur quod impedit exercitationem optio velit dignissimos numquam repellat, expedita illo fugit nobis nihil eum. Quia fugit tempora necessitatibus perspiciatis odit, accusamus aut asperiores molestiae laboriosam dolorum vero numquam maiores adipisci animi vitae ipsum saepe repudiandae in dolore, quas omnis? Libero, dolorum.</text:p>
      <text:h text:style-name="P8" text:outline-level="2"><text:bookmark-start text:name="__RefHeading___Toc267_2512491639"/>Subtítulo<text:bookmark-end text:name="__RefHeading___Toc267_2512491639"/></text:h>
      <text:p text:style-name="Standard">Consequatur amet nisi repellat rem sit ducimus ratione distinctio, qui, doloremque voluptas laboriosam cupiditate non nobis omnis ipsa enim labore iure voluptatem eaque. Nostrum voluptas dolorum quisquam commodi <text:alphabetical-index-mark-start text:id="IMark2760094191976"/>magni<text:alphabetical-index-mark-end text:id="IMark2760094191976"/> eaque hic, cumque modi rem natus quae aliquam nisi libero cupiditate ab obcaecati voluptates sed placeat ut quaerat quas illum. Sunt.</text:p>
      <text:h text:style-name="Heading_20_1" text:outline-level="1"><text:bookmark-start text:name="__RefHeading___Toc269_2512491639"/>Titulo<text:bookmark-end text:name="__RefHeading___Toc269_2512491639"/></text:h>
      <text:h text:style-name="P8" text:outline-level="2"><text:bookmark-start text:name="__RefHeading___Toc271_2512491639"/>Subtítulo<text:bookmark-end text:name="__RefHeading___Toc271_2512491639"/></text:h>
      <text:p text:style-name="Standard">Itaque, aperiam, ipsum. Sunt quos ea officiis cumque, optio beatae eum repellendus nihil consequatur veritatis fugiat voluptate asperiores autem est, modi voluptas laudantium quaerat vitae ipsum molestias aperiam recusandae repudiandae. Exercitationem, rerum quasi aut ut sint voluptates minima architecto quam. Delectus asperiores officia voluptatem doloribus, ea fugiat, dignissimos minus laboriosam!</text:p>
      <text:p text:style-name="Standard">Saepe, eaque consequatur, repellendus neque, asperiores consequuntur id tempore corporis architecto nihil vitae animi esse ab at sapiente beatae natus ullam! Minus eos, est repellat distinctio commodi, autem illo? Quasi error et sequi, culpa sapiente aut aliquam sint velit similique optio atque maiores voluptatem voluptatibus laboriosam a molestias vel reprehenderit.</text:p>
      <text:p text:style-name="Standard">Praesentium dolor ullam minus provident ab explicabo accusamus, laborum nobis maiores voluptatem nemo nostrum hic officiis odit sunt eaque, corporis libero odio. Assumenda quos quae doloribus mollitia ipsam a corrupti eum praesentium animi beatae voluptates cupiditate neque dolorum libero omnis nobis possimus temporibus at, maxime necessitatibus repudiandae nihil laborum. Suscipit.</text:p>
      <text:h text:style-name="P8" text:outline-level="2"><text:bookmark-start text:name="__RefHeading___Toc273_2512491639"/><text:soft-page-break/>Subtítulo<text:bookmark-end text:name="__RefHeading___Toc273_2512491639"/></text:h>
      <text:p text:style-name="Standard">Voluptas deserunt rem inventore ullam, fugit quisquam mollitia vero impedit, id atque, quam <text:alphabetical-index-mark-start text:id="IMark2760094194088"/>magni<text:alphabetical-index-mark-end text:id="IMark2760094194088"/> facilis. Tempora laudantium dicta aliquam veniam ullam minima mollitia quae perspiciatis ratione ad saepe cupiditate odio quis laboriosam nostrum nam totam expedita assumenda, fugiat ex, maxime harum laborum quod iure. Amet quod tenetur animi blanditiis quisquam.</text:p>
      <text:p text:style-name="Standard">Omnis ex suscipit dicta dolorem et voluptatum perferendis ducimus sapiente, enim corporis labore veniam fugit eligendi sequi quos exercitationem quidem sit doloremque numquam facilis distinctio, est! Recusandae praesentium commodi, vero repellat vitae quod veritatis est quis eaque enim dolorem facere ipsum <text:alphabetical-index-mark-start text:id="IMark2760094193416"/>magni<text:alphabetical-index-mark-end text:id="IMark2760094193416"/> blanditiis totam rerum obcaecati iure corporis eum eius.</text:p>
      <text:h text:style-name="Heading_20_3" text:outline-level="3"><text:bookmark-start text:name="__RefHeading___Toc275_2512491639"/>Subtítulo<text:bookmark-end text:name="__RefHeading___Toc275_2512491639"/></text:h>
      <text:p text:style-name="Standard">Voluptatibus doloremque, iure autem explicabo est amet reprehenderit iste dolorem repellat ea velit animi libero harum <text:alphabetical-index-mark-start text:id="IMark2760094193032"/>magni<text:alphabetical-index-mark-end text:id="IMark2760094193032"/> quidem aspernatur at alias quod voluptatem consequatur. Itaque molestiae rem eius quisquam ea sit, quam pariatur voluptatem deserunt, dolore doloremque placeat aspernatur distinctio amet repudiandae fugit debitis earum nemo consequatur nam minus. Repellendus!</text:p>
      <text:p text:style-name="Standard">Voluptate minima soluta animi autem ab illum quisquam harum quasi optio, minus, expedita quas, neque rerum atque laboriosam quidem cupiditate suscipit. Nisi exercitationem alias quibusdam aut ut dolorem, quaerat repellendus fuga minus, ullam! Iure atque, perferendis, <text:alphabetical-index-mark-start text:id="IMark2760094193704"/>deleniti<text:alphabetical-index-mark-end text:id="IMark2760094193704"/> laudantium ratione asperiores distinctio ipsam aperiam dolor sapiente, consectetur laborum illo! Possimus, officiis?</text:p>
      <text:h text:style-name="Heading_20_1" text:outline-level="1"><text:bookmark-start text:name="__RefHeading___Toc277_2512491639"/>Titulo<text:bookmark-end text:name="__RefHeading___Toc277_2512491639"/></text:h>
      <text:h text:style-name="P8" text:outline-level="2"><text:bookmark-start text:name="__RefHeading___Toc279_2512491639"/>Subtítulo<text:bookmark-end text:name="__RefHeading___Toc279_2512491639"/></text:h>
      <text:p text:style-name="Standard">Magni dignissimos tenetur recusandae inventore itaque neque aliquam ullam quisquam praesentium, temporibus dolore, eum veritatis assumenda, mollitia, ratione eius voluptatem nesciunt aliquid eveniet. Labore assumenda illo beatae quas omnis minus amet? Rerum corrupti quisquam in, ut aspernatur architecto repellendus a debitis, praesentium eos, sed facilis quaerat voluptas eaque ad, sequi!</text:p>
      <text:p text:style-name="Standard">Optio doloribus harum eaque facere nesciunt sint perspiciatis ipsam magnam, molestias natus autem alias quae veritatis recusandae! Asperiores, culpa sit perferendis iste, cumque earum reiciendis. Aut, explicabo incidunt? Accusantium voluptate repellat, rerum, nulla expedita earum ducimus distinctio aliquam voluptas veritatis! Ut, nihil at et atque veritatis natus unde? Facere, molestiae!</text:p>
      <text:h text:style-name="P8" text:outline-level="2"><text:bookmark-start text:name="__RefHeading___Toc281_2512491639"/>Subtítulo<text:bookmark-end text:name="__RefHeading___Toc281_2512491639"/></text:h>
      <text:p text:style-name="Standard">Voluptas nam accusantium voluptatibus neque voluptatem libero tenetur, sunt asperiores sit suscipit obcaecati, inventore ut numquam a soluta, ex distinctio minima est quas nobis vel accusamus delectus <text:alphabetical-index-mark-start text:id="IMark2760094210600"/>deleniti<text:alphabetical-index-mark-end text:id="IMark2760094210600"/> mollitia? <text:alphabetical-index-mark-start text:id="IMark2760094214728"/>Nulla<text:alphabetical-index-mark-end text:id="IMark2760094214728"/> quo eveniet laboriosam ratione harum iste veritatis aliquid quisquam, expedita saepe fugit vitae dicta suscipit consectetur sit incidunt natus quia.</text:p>
      <text:p text:style-name="Standard">Suscipit veniam cum blanditiis libero commodi nemo! In asperiores, adipisci dignissimos pariatur placeat recusandae aut aliquid, aspernatur doloremque minima corrupti praesentium, voluptates blanditiis accusantium. Voluptatem vitae iusto, odio facere ab labore quae culpa molestias sit voluptas numquam molestiae ipsum placeat cum voluptate, quasi, atque in voluptatibus. Quibusdam voluptas totam alias.</text:p>
      <text:h text:style-name="Heading_20_2" text:outline-level="2"><text:bookmark-start text:name="__RefHeading___Toc405_2512491639"/>Subtítulo<text:bookmark-end text:name="__RefHeading___Toc405_2512491639"/></text:h>
      <text:p text:style-name="Standard">Repudiandae ullam tenetur corporis facere nostrum, cupiditate, sit nisi amet <text:alphabetical-index-mark-start text:id="IMark2760094214728"/>deleniti<text:alphabetical-index-mark-end text:id="IMark2760094214728"/>? Illo hic a, facilis eum eveniet labore ipsum dolore pariatur libero necessitatibus, porro natus quaerat ad <text:soft-page-break/>adipisci optio, perspiciatis ducimus corporis. Cupiditate, voluptatum, necessitatibus enim reiciendis mollitia hic dicta maxime voluptas placeat consequuntur accusamus libero tenetur expedita. Eaque, distinctio.</text:p>
      <text:p text:style-name="Standard">Veniam id rem, neque eaque ipsam voluptatum, debitis rerum recusandae eligendi magnam inventore alias officia, temporibus atque ea odio earum reiciendis cum. Cupiditate doloremque ratione, enim quaerat deserunt ab, maiores sunt ut at similique, quam excepturi temporibus nostrum nemo voluptatem sequi aliquam. Dignissimos amet tempora voluptatum, ipsum iusto exercitationem ducimus.</text:p>
      <text:h text:style-name="P8" text:outline-level="2"><text:bookmark-start text:name="__RefHeading___Toc283_2512491639"/>Subtítulo<text:bookmark-end text:name="__RefHeading___Toc283_2512491639"/></text:h>
      <text:p text:style-name="Standard">Excepturi, enim. Veniam, ipsum <text:alphabetical-index-mark-start text:id="IMark2760094214728"/>magni<text:alphabetical-index-mark-end text:id="IMark2760094214728"/>. Est in quam eos beatae aspernatur vitae, ad officia expedita dolore aliquid a cupiditate repudiandae iste amet molestias repellat quos nostrum corrupti fuga, possimus consequuntur totam rem obcaecati assumenda tenetur. Atque delectus a veritatis quibusdam? Modi dolores sapiente asperiores incidunt. Soluta sed rem quae illo!</text:p>
      <text:h text:style-name="Heading_20_1" text:outline-level="1"><text:bookmark-start text:name="__RefHeading___Toc285_2512491639"/>Titulo<text:bookmark-end text:name="__RefHeading___Toc285_2512491639"/></text:h>
      <text:h text:style-name="P8" text:outline-level="2"><text:bookmark-start text:name="__RefHeading___Toc287_2512491639"/>Subtítulo<text:bookmark-end text:name="__RefHeading___Toc287_2512491639"/></text:h>
      <text:p text:style-name="Standard">Voluptatum dolore ad voluptates, libero laudantium ex sequi consectetur, vel at corporis asperiores necessitatibus nesciunt nisi voluptas nobis. Vitae ullam, nulla perspiciatis ex fugiat quae eos tenetur inventore non rem voluptatibus deserunt cupiditate dolores accusantium exercitationem, sit, incidunt. Maxime provident assumenda hic fugiat asperiores neque. Architecto aperiam minima sapiente minus!</text:p>
      <text:p text:style-name="Standard">Sed dicta, similique dignissimos, perspiciatis <text:alphabetical-index-mark-start text:id="IMark2760094210792"/>magni<text:alphabetical-index-mark-end text:id="IMark2760094210792"/> illum ipsum quidem quasi <text:alphabetical-index-mark-start text:id="IMark2760094215496"/>deleniti<text:alphabetical-index-mark-end text:id="IMark2760094215496"/> et cumque atque error exercitationem, repellendus hic? Enim et vitae magnam ea voluptates qui ut vel eligendi cumque repudiandae ullam voluptas sunt tempora suscipit, debitis dolor, harum unde. Rerum porro sapiente facilis error id in optio, accusantium est, delectus?</text:p>
      <text:p text:style-name="Standard">Dolor, consectetur nihil quam sunt nam ad quo harum dolore quidem molestiae labore obcaecati mollitia. Excepturi facilis dolorem maiores distinctio ipsum rem, perspiciatis, soluta praesentium sit, id nesciunt. Tempore veritatis quia fuga corrupti quod perspiciatis nobis nostrum doloremque, illum numquam reprehenderit corporis voluptate itaque fugit distinctio sunt explicabo. Illum, libero?</text:p>
      <text:p text:style-name="Standard">Similique cumque animi, impedit in incidunt minima harum placeat modi quibusdam? Tempore deserunt fuga est dicta repudiandae recusandae sapiente esse, modi soluta? Sint veritatis iure beatae ipsum quas illo consequatur necessitatibus laudantium quae, quo fuga fugiat aut corporis <text:alphabetical-index-mark-start text:id="IMark2760094210600"/>magni<text:alphabetical-index-mark-end text:id="IMark2760094210600"/> temporibus ea, optio perspiciatis dolorem minus aliquam quis id? Consequuntur, nisi?</text:p>
      <text:h text:style-name="P8" text:outline-level="2"><text:bookmark-start text:name="__RefHeading___Toc289_2512491639"/>Subtítulo<text:bookmark-end text:name="__RefHeading___Toc289_2512491639"/></text:h>
      <text:p text:style-name="Standard">Perspiciatis, quis. Distinctio, deserunt dolorum perferendis provident minima <text:alphabetical-index-mark-start text:id="IMark2760094210600"/>deleniti<text:alphabetical-index-mark-end text:id="IMark2760094210600"/> neque accusamus libero! Ipsum <text:alphabetical-index-mark-start text:id="IMark2760094214728"/>magni<text:alphabetical-index-mark-end text:id="IMark2760094214728"/> quod laudantium dignissimos repellendus mollitia inventore placeat voluptatibus. Beatae iure assumenda optio atque sint obcaecati magnam aperiam quia saepe, minus ut ad, earum pariatur laboriosam maiores explicabo officia nobis commodi est doloremque non ratione! Mollitia, dolorem.</text:p>
      <text:p text:style-name="Standard">Nihil inventore tempore, amet libero, officia mollitia enim ipsum quos ullam atque, autem. Doloremque vero quae soluta laborum cum iste cumque quidem quas sit rem sed minus eos, accusamus voluptas quam, eaque <text:alphabetical-index-mark-start text:id="IMark2760094214728"/>deleniti<text:alphabetical-index-mark-end text:id="IMark2760094214728"/> tenetur. Labore nam cupiditate laudantium quidem hic, fuga exercitationem debitis consectetur praesentium vitae, fugit, minus, vero iste?</text:p>
      <text:p text:style-name="Standard">Odit totam, sequi aliquam earum illo vel ipsam dolore ipsum, nisi doloribus, reiciendis in assumenda amet? Temporibus enim nulla atque vero explicabo ex veniam recusandae, natus <text:soft-page-break/>tempore, voluptatem doloribus consectetur suscipit nihil ab! Quis dolor architecto numquam expedita ratione obcaecati itaque? Ipsa quas molestias et enim aspernatur quo architecto, corrupti.</text:p>
      <text:p text:style-name="Standard">Odit ipsa porro repudiandae, et provident consequuntur! In id sit error sequi iusto, doloremque molestiae officiis modi illo, voluptate, minus sint! Iusto culpa similique repellendus, minus. A illo eum, laborum laudantium at facilis quasi placeat sequi? Dicta quisquam, explicabo iste eos sequi assumenda quas sapiente sunt! Adipisci, recusandae, officia. Rem.</text:p>
      <text:h text:style-name="Heading_20_1" text:outline-level="1"><text:bookmark-start text:name="__RefHeading___Toc291_2512491639"/>Titulo<text:bookmark-end text:name="__RefHeading___Toc291_2512491639"/></text:h>
      <text:h text:style-name="P8" text:outline-level="2"><text:bookmark-start text:name="__RefHeading___Toc293_2512491639"/>Subtítulo<text:bookmark-end text:name="__RefHeading___Toc293_2512491639"/></text:h>
      <text:p text:style-name="Standard">Eveniet laboriosam velit fugiat iste ipsa, numquam tenetur modi ipsum <text:alphabetical-index-mark-start text:id="IMark2760094211080"/>deleniti<text:alphabetical-index-mark-end text:id="IMark2760094211080"/> enim quibusdam corrupti vero <text:alphabetical-index-mark-start text:id="IMark2760094212328"/>magni<text:alphabetical-index-mark-end text:id="IMark2760094212328"/> incidunt ea rem itaque minima? Et voluptate atque provident nihil culpa nemo. Soluta qui culpa aliquam eos omnis explicabo dolores. Qui ipsum modi dolores iusto, molestias magnam praesentium sed delectus, maxime! Dolore, eligendi, debitis.</text:p>
      <text:p text:style-name="Standard">Quidem a assumenda aperiam, laborum iusto facilis, eaque repudiandae ut adipisci possimus sapiente illum ipsam, eius perferendis maiores vero dolore quam consectetur molestias quia nulla rerum inventore doloribus, officiis at. Fuga tempora hic eaque, labore sed veniam laborum reiciendis reprehenderit cupiditate adipisci pariatur porro architecto expedita a odit necessitatibus iusto.</text:p>
      <text:p text:style-name="Standard">In, unde culpa ab repellendus amet quasi nesciunt rem nemo, veritatis iusto id mollitia eum sit consectetur tempore provident error quisquam molestiae esse sed! Tempora quo cupiditate tempore rem vero molestias quam in id earum eveniet eos, magnam officia ullam natus repellat? Suscipit quis voluptatum ipsa fugit officiis autem nulla!</text:p>
      <text:p text:style-name="Standard">Enim dolorum numquam possimus, ipsa soluta, hic. Ipsam aperiam soluta sed aliquam dolore at sequi praesentium labore quod culpa! Similique nam iusto dolor inventore, praesentium perferendis dolorem repudiandae commodi non ullam sunt a quos aut nihil iure atque, sequi voluptates, unde nesciunt dicta doloremque error et dolorum fuga. Eius, consequuntur.</text:p>
      <text:p text:style-name="Standard">Cumque, eos quam, cupiditate aliquid a modi nostrum tenetur doloremque aspernatur. Cum cupiditate rerum adipisci esse ipsum repudiandae vero magnam ex molestiae saepe velit quaerat error enim <text:alphabetical-index-mark-start text:id="IMark2760094213384"/>deleniti<text:alphabetical-index-mark-end text:id="IMark2760094213384"/>, ipsam. Illo est eveniet assumenda. Rerum deserunt ducimus alias eveniet illum eum explicabo voluptatem <text:alphabetical-index-mark-start text:id="IMark2760094213864"/>deleniti<text:alphabetical-index-mark-end text:id="IMark2760094213864"/> saepe, iure quaerat consectetur doloremque quia voluptas.</text:p>
      <text:h text:style-name="P8" text:outline-level="2"><text:bookmark-start text:name="__RefHeading___Toc295_2512491639"/>Subtítulo<text:bookmark-end text:name="__RefHeading___Toc295_2512491639"/></text:h>
      <text:p text:style-name="Standard">Perferendis fugit dolor recusandae at alias molestiae obcaecati consequatur. Ea, nemo culpa, exercitationem repellat <text:alphabetical-index-mark-start text:id="IMark2760094215304"/>magni<text:alphabetical-index-mark-end text:id="IMark2760094215304"/> blanditiis obcaecati, illo impedit porro repellendus tempora pariatur eveniet officia ad iure sed sapiente, doloribus aut soluta numquam corrupti natus. Maxime consequatur atque eveniet voluptates velit dolores id est? Sint blanditiis aliquam, suscipit quasi esse.</text:p>
      <text:p text:style-name="Standard">Nemo, temporibus pariatur ipsum tempore dolores quibusdam ea doloremque, <text:alphabetical-index-mark-start text:id="IMark2760094210792"/>deleniti<text:alphabetical-index-mark-end text:id="IMark2760094210792"/> dicta possimus eius voluptates, veritatis, facere eligendi ex saepe inventore. Aut recusandae asperiores debitis ea officiis possimus veritatis molestiae esse iusto nesciunt nisi minima quasi eveniet consequatur, pariatur minus sunt. Perspiciatis voluptatibus quia eligendi modi dignissimos obcaecati eius blanditiis praesentium.</text:p>
      <text:h text:style-name="P8" text:outline-level="2"><text:bookmark-start text:name="__RefHeading___Toc297_2512491639"/>Subtítulo<text:bookmark-end text:name="__RefHeading___Toc297_2512491639"/></text:h>
      <text:p text:style-name="Standard">Reprehenderit eum <text:alphabetical-index-mark-start text:id="IMark2760094212712"/>deleniti<text:alphabetical-index-mark-end text:id="IMark2760094212712"/> cumque deserunt nesciunt ratione explicabo harum. Perspiciatis nesciunt facilis blanditiis asperiores deserunt quos dolorum nisi hic voluptatum quo placeat iste, consequuntur veniam maxime provident aliquam totam amet molestiae. Molestiae repudiandae odit, porro harum iusto voluptatibus nemo amet numquam? Voluptas officiis dolorem minima perferendis enim maiores sit nostrum.</text:p>
      <text:p text:style-name="Standard"><text:soft-page-break/>Est atque velit consectetur officiis ducimus explicabo voluptatum magnam, placeat perferendis dolores assumenda nesciunt, doloremque quas nam quam saepe officia laudantium quos. Mollitia tempora veniam pariatur suscipit dicta vitae facilis unde, consequatur laboriosam ipsam rerum excepturi, temporibus deserunt doloremque sapiente labore voluptatum numquam accusamus, aliquid? Perferendis odit nostrum et sunt.</text:p>
      <text:h text:style-name="Heading_20_2" text:outline-level="2"><text:bookmark-start text:name="__RefHeading___Toc299_2512491639"/>Subtítulo<text:bookmark-end text:name="__RefHeading___Toc299_2512491639"/></text:h>
      <text:p text:style-name="Standard">Ab harum excepturi molestias rem id tempore illo voluptas neque enim adipisci, odio unde <text:alphabetical-index-mark-start text:id="IMark2760094215304"/>deleniti<text:alphabetical-index-mark-end text:id="IMark2760094215304"/> esse sint dolor aut dolorum laborum, voluptate architecto et modi iure nobis! Repellat quaerat neque ut libero mollitia quos, possimus quod vitae molestiae ex totam <text:alphabetical-index-mark-start text:id="IMark2760094215400"/>magni<text:alphabetical-index-mark-end text:id="IMark2760094215400"/>, pariatur culpa id harum commodi ducimus enim perferendis consequuntur!</text:p>
      <text:p text:style-name="Standard">Qui eum aperiam pariatur et optio dolor corrupti officiis illum ut quo in dolores voluptas voluptates eveniet debitis tempora harum aspernatur fugiat vitae sequi, ipsa placeat excepturi natus velit. At, labore velit, nesciunt provident deserunt temporibus esse accusamus eius possimus excepturi eos, voluptatem reprehenderit doloremque cumque. Quo id modi, rem.</text:p>
      <text:p text:style-name="Standard">Quod, hic! Atque ex dolorem non dignissimos nam autem, delectus officia velit voluptates <text:alphabetical-index-mark-start text:id="IMark2760094212616"/>magni<text:alphabetical-index-mark-end text:id="IMark2760094212616"/> nemo laborum dolores dolore nisi ratione sequi labore praesentium corrupti minus cupiditate enim fuga voluptatem incidunt qui. Optio porro, explicabo dignissimos sequi debitis dolorum ducimus eaque tempora nesciunt. Consectetur necessitatibus rem sapiente praesentium architecto voluptatum ab.</text:p>
      <text:p text:style-name="Standard">Libero odit pariatur, sint at repellat suscipit velit minus consequuntur neque nihil, vero. Dolorum iure, et repudiandae, dolor voluptates eum maiores dolorem nam, corporis qui nulla cum minus rem incidunt, obcaecati. Deserunt nam sapiente tempore cum laboriosam quod officiis delectus, aliquid dicta autem quas ab esse, officia cumque accusantium vitae?</text:p>
      <text:alphabetical-index text:style-name="Sect1" text:protected="true" text:name="Índice alfabético1">
        <text:alphabetical-index-source text:ignore-case="true" text:sort-algorithm="alphanumeric" fo:language="es" fo:country="ES">
          <text:index-title-template text:style-name="Index_20_Heading">Índice alfabé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Índice alfabético1_Head">
            <text:p text:style-name="P4">Índice alfabético</text:p>
          </text:index-title>
          <text:p text:style-name="P5">deleniti<text:tab/>2, 4 ss.</text:p>
          <text:p text:style-name="P5">Dolores<text:tab/>2</text:p>
          <text:p text:style-name="P5">Fugiat<text:tab/>2</text:p>
          <text:p text:style-name="P5">magni<text:tab/>2 ss.</text:p>
          <text:p text:style-name="P5">Nulla<text:tab/>4</text:p>
          <text:p text:style-name="P5">Quisquam<text:tab/>2</text:p>
        </text:index-body>
      </text:alphabetical-index>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A"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9T15:35:03.375000000</meta:creation-date>
    <dc:date>2020-10-26T21:17:10.007000000</dc:date>
    <meta:editing-duration>PT5M32S</meta:editing-duration>
    <meta:editing-cycles>2</meta:editing-cycles>
    <meta:generator>LibreOffice/7.0.1.2$Windows_X86_64 LibreOffice_project/7cbcfc562f6eb6708b5ff7d7397325de9e764452</meta:generator>
    <meta:document-statistic meta:table-count="0" meta:image-count="0" meta:object-count="0" meta:page-count="8" meta:paragraph-count="106" meta:word-count="2644" meta:character-count="19585" meta:non-whitespace-character-count="17071"/>
  </office:meta>
</office:document-meta>
</file>